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5426a" fo:font-size="33pt" fo:font-style="italic" officeooo:rsid="0017c011" officeooo:paragraph-rsid="0017c011" style:font-size-asian="33pt" style:font-style-asian="italic" style:font-size-complex="33pt" style:font-style-complex="italic"/>
    </style:style>
    <style:style style:name="P2" style:family="paragraph" style:parent-style-name="Standard">
      <style:paragraph-properties fo:text-align="justify" style:justify-single-word="false"/>
      <style:text-properties fo:color="#15426a" fo:font-size="12pt" fo:font-style="italic" officeooo:rsid="0017c011" officeooo:paragraph-rsid="0017c011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justify" style:justify-single-word="false"/>
      <style:text-properties fo:color="#15426a" fo:font-size="12pt" fo:font-style="normal" officeooo:rsid="001cd95f" officeooo:paragraph-rsid="001cd95f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fo:color="#15426a" fo:font-size="16pt" fo:font-style="italic" fo:font-weight="bold" officeooo:rsid="001cd95f" officeooo:paragraph-rsid="001cd95f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15426a" fo:font-size="16pt" fo:font-style="italic" fo:font-weight="bold" officeooo:rsid="001b932c" officeooo:paragraph-rsid="001b932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15426a" fo:font-size="16pt" fo:font-style="normal" fo:font-weight="bold" officeooo:rsid="001b932c" officeooo:paragraph-rsid="001b932c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11111" fo:font-size="12pt" fo:font-style="italic" officeooo:rsid="0017c011" officeooo:paragraph-rsid="0017c011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111111" fo:font-size="12pt" fo:font-style="normal" officeooo:rsid="0017c011" officeooo:paragraph-rsid="0017c011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111111" fo:font-size="12pt" fo:font-style="normal" officeooo:rsid="001b932c" officeooo:paragraph-rsid="001b932c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111111" style:font-name="Arial" fo:font-size="12pt" fo:font-style="normal" officeooo:rsid="001b932c" officeooo:paragraph-rsid="001b932c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111111" style:font-name="Arial" fo:font-size="13pt" fo:font-style="italic" fo:font-weight="bold" officeooo:rsid="001b932c" officeooo:paragraph-rsid="001b932c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111111" style:font-name="Arial" fo:font-size="13pt" fo:font-style="italic" fo:font-weight="normal" officeooo:rsid="001b932c" officeooo:paragraph-rsid="001b932c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111111" style:font-name="Liberation Sans" fo:font-size="12pt" fo:font-style="normal" officeooo:rsid="001b932c" officeooo:paragraph-rsid="001b932c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111111" style:font-name="Liberation Serif" fo:font-size="12pt" fo:font-style="normal" officeooo:rsid="001b932c" officeooo:paragraph-rsid="001b932c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111111" style:font-name="Liberation Serif" fo:font-size="12pt" fo:font-style="normal" fo:font-weight="normal" officeooo:rsid="001b932c" officeooo:paragraph-rsid="001b932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color="#2a6099" style:font-name="Arial" fo:font-size="12pt" fo:font-style="normal" officeooo:rsid="001b932c" officeooo:paragraph-rsid="001b932c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2a6099" fo:font-size="12pt" fo:font-style="normal" officeooo:rsid="001b932c" officeooo:paragraph-rsid="001b932c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2a6099" fo:font-size="12pt" fo:font-style="normal" officeooo:rsid="001cd95f" officeooo:paragraph-rsid="001cd95f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end" style:justify-single-word="false"/>
      <style:text-properties fo:color="#2a6099" style:font-name="Liberation Serif" fo:font-size="12pt" fo:font-style="normal" officeooo:rsid="001cd81d" officeooo:paragraph-rsid="001b932c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2pt" fo:font-style="italic" officeooo:rsid="0017c011" officeooo:paragraph-rsid="0017c011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justify" style:justify-single-word="false"/>
      <style:text-properties fo:color="#000000" fo:font-size="12pt" fo:font-style="normal" officeooo:rsid="001cd95f" officeooo:paragraph-rsid="001cd95f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2pt" fo:font-style="normal" officeooo:rsid="001cd81d" officeooo:paragraph-rsid="0017c011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3pt" fo:font-style="italic" officeooo:rsid="0017c011" officeooo:paragraph-rsid="0017c011" style:font-size-asian="13pt" style:font-style-asian="italic" style:font-size-complex="13pt" style:font-style-complex="italic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3pt" fo:font-style="italic" fo:font-weight="bold" officeooo:rsid="0017c011" officeooo:paragraph-rsid="0017c011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3pt" fo:font-style="italic" fo:font-weight="bold" officeooo:rsid="001cd81d" officeooo:paragraph-rsid="0017c011" style:font-size-asian="13pt" style:font-style-asian="italic" style:font-weight-asian="bold" style:font-size-complex="13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3pt" fo:font-style="italic" fo:font-weight="bold" officeooo:rsid="001cd81d" officeooo:paragraph-rsid="002184c6" style:font-size-asian="13pt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3pt" fo:font-style="italic" fo:font-weight="bold" officeooo:rsid="001cd81d" officeooo:paragraph-rsid="00298c32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officeooo:rsid="001cd81d" officeooo:paragraph-rsid="0017c011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officeooo:rsid="0023220c" officeooo:paragraph-rsid="0023220c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officeooo:rsid="00298c32" officeooo:paragraph-rsid="00298c32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3.175cm"/>
        </style:tab-stops>
      </style:paragraph-properties>
      <style:text-properties fo:color="#000000" style:font-name="Liberation Serif" fo:font-size="12pt" fo:font-style="normal" officeooo:rsid="00298c32" officeooo:paragraph-rsid="00298c32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fo:font-weight="normal" officeooo:rsid="001cd81d" officeooo:paragraph-rsid="002184c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Liberation Serif" fo:font-size="12pt" fo:font-style="italic" officeooo:rsid="00298c32" officeooo:paragraph-rsid="00298c32" style:font-size-asian="10.5pt" style:font-style-asian="italic" style:font-size-complex="12pt" style:font-style-complex="italic"/>
    </style:style>
    <style:style style:name="P34" style:family="paragraph" style:parent-style-name="Standard">
      <style:paragraph-properties fo:text-align="justify" style:justify-single-word="false"/>
      <style:text-properties fo:color="#000000" style:font-name="Liberation Sans Serif" fo:font-size="13pt" fo:font-style="italic" officeooo:rsid="0017c011" officeooo:paragraph-rsid="002184c6" style:font-size-asian="13pt" style:font-style-asian="italic" style:font-size-complex="13pt" style:font-style-complex="italic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erif" fo:font-size="12pt" fo:font-style="italic" officeooo:rsid="00298c32" officeooo:paragraph-rsid="00298c32" style:font-size-asian="10.5pt" style:font-style-asian="italic" style:font-size-complex="12pt" style:font-style-complex="italic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erif" fo:font-size="12pt" fo:font-style="italic" fo:font-weight="normal" officeooo:rsid="00298c32" officeooo:paragraph-rsid="00298c32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3.175cm"/>
        </style:tab-stops>
      </style:paragraph-properties>
      <style:text-properties fo:color="#000000" style:font-name="Liberation Serif" fo:font-size="12pt" fo:font-style="normal" officeooo:rsid="00298c32" officeooo:paragraph-rsid="00298c32" style:font-size-asian="10.5pt" style:font-style-asian="normal" style:font-size-complex="12pt" style:font-style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officeooo:rsid="001cd81d" officeooo:paragraph-rsid="002184c6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3pt" fo:font-style="italic" fo:font-weight="bold" officeooo:rsid="001cd81d" officeooo:paragraph-rsid="00298c32" style:font-size-asian="13pt" style:font-style-asian="italic" style:font-weight-asian="bold" style:font-size-complex="13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3pt" fo:font-style="italic" fo:font-weight="bold" officeooo:rsid="001cd81d" officeooo:paragraph-rsid="0017c011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3pt" fo:font-style="italic" style:text-underline-style="none" fo:font-weight="bold" officeooo:rsid="001cd81d" officeooo:paragraph-rsid="00298c32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Liberation Serif" fo:font-size="10pt" fo:font-style="italic" officeooo:rsid="00306f63" officeooo:paragraph-rsid="0017c011" fo:background-color="transparent" style:font-size-asian="8.75pt" style:font-style-asian="italic" style:font-size-complex="10pt" style:font-style-complex="italic"/>
    </style:style>
    <style:style style:name="P43" style:family="paragraph" style:parent-style-name="Standard">
      <style:paragraph-properties fo:text-align="justify" style:justify-single-word="false"/>
      <style:text-properties fo:color="#000000" style:font-name="Liberation Serif" fo:font-size="12pt" fo:font-style="italic" officeooo:rsid="0017c011" officeooo:paragraph-rsid="0017c011" style:font-size-asian="10.5pt" style:font-style-asian="italic" style:font-size-complex="12pt" style:font-style-complex="italic"/>
    </style:style>
    <style:style style:name="P44" style:family="paragraph" style:parent-style-name="Standard">
      <style:paragraph-properties fo:text-align="justify" style:justify-single-word="false"/>
      <style:text-properties fo:color="#111111" style:font-name="Arial" fo:font-size="13pt" fo:font-style="italic" officeooo:rsid="001b932c" officeooo:paragraph-rsid="001b932c" style:font-size-asian="13pt" style:font-style-asian="italic" style:font-size-complex="13pt" style:font-style-complex="italic"/>
    </style:style>
    <style:style style:name="P45" style:family="paragraph">
      <style:paragraph-properties fo:text-align="justify"/>
      <style:text-properties fo:font-size="11pt" style:font-size-asian="11pt" style:font-size-complex="11pt"/>
    </style:style>
    <style:style style:name="P46" style:family="paragraph">
      <loext:graphic-properties draw:fill="none" draw:fill-color="#ffffff"/>
      <style:paragraph-properties fo:text-align="justify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1adc" style:font-style-asian="italic" style:font-style-complex="italic"/>
    </style:style>
    <style:style style:name="T3" style:family="text">
      <style:text-properties fo:font-style="italic" officeooo:rsid="001cd95f" style:font-style-asian="italic" style:font-style-complex="italic"/>
    </style:style>
    <style:style style:name="T4" style:family="text">
      <style:text-properties fo:font-style="italic" officeooo:rsid="0029be8c" style:font-style-asian="italic" style:font-style-complex="italic"/>
    </style:style>
    <style:style style:name="T5" style:family="text">
      <style:text-properties fo:font-style="italic" officeooo:rsid="002a3059" style:font-style-asian="italic" style:font-style-complex="italic"/>
    </style:style>
    <style:style style:name="T6" style:family="text">
      <style:text-properties fo:font-style="italic" officeooo:rsid="002f10ac" style:font-style-asian="italic" style:font-style-complex="italic"/>
    </style:style>
    <style:style style:name="T7" style:family="text">
      <style:text-properties fo:font-style="italic" officeooo:rsid="0026283e" style:font-style-asian="italic" style:font-style-complex="italic"/>
    </style:style>
    <style:style style:name="T8" style:family="text">
      <style:text-properties officeooo:rsid="00191adc"/>
    </style:style>
    <style:style style:name="T9" style:family="text">
      <style:text-properties officeooo:rsid="001b932c"/>
    </style:style>
    <style:style style:name="T10" style:family="text">
      <style:text-properties fo:color="#111111"/>
    </style:style>
    <style:style style:name="T11" style:family="text">
      <style:text-properties fo:color="#111111" fo:font-style="italic" style:font-style-asian="italic" style:font-style-complex="italic"/>
    </style:style>
    <style:style style:name="T12" style:family="text">
      <style:text-properties fo:color="#111111" officeooo:rsid="0023220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cd81d" style:font-style-asian="normal" style:font-style-complex="normal"/>
    </style:style>
    <style:style style:name="T15" style:family="text">
      <style:text-properties fo:font-style="normal" officeooo:rsid="002eae68" style:font-style-asian="normal" style:font-style-complex="normal"/>
    </style:style>
    <style:style style:name="T16" style:family="text">
      <style:text-properties fo:font-style="normal" style:text-underline-style="none" officeooo:rsid="002eae68" style:font-style-asian="normal" style:font-style-complex="normal"/>
    </style:style>
    <style:style style:name="T17" style:family="text">
      <style:text-properties fo:font-style="normal" style:text-underline-style="none" officeooo:rsid="002f10ac" style:font-style-asian="normal" style:font-style-complex="normal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tyle="italic" style:font-style-asian="italic" style:font-style-complex="italic"/>
    </style:style>
    <style:style style:name="T20" style:family="text">
      <style:text-properties style:font-name="Liberation Serif" fo:font-size="12pt" fo:font-style="normal" officeooo:rsid="001cd81d" style:font-size-asian="10.5pt" style:font-style-asian="normal" style:font-size-complex="12pt" style:font-style-complex="normal"/>
    </style:style>
    <style:style style:name="T21" style:family="text">
      <style:text-properties officeooo:rsid="001cd81d"/>
    </style:style>
    <style:style style:name="T22" style:family="text">
      <style:text-properties officeooo:rsid="001cd95f"/>
    </style:style>
    <style:style style:name="T23" style:family="text">
      <style:text-properties fo:color="#000000"/>
    </style:style>
    <style:style style:name="T24" style:family="text">
      <style:text-properties fo:color="#000000" fo:font-style="italic" style:font-style-asian="italic" style:font-style-complex="italic"/>
    </style:style>
    <style:style style:name="T25" style:family="text">
      <style:text-properties officeooo:rsid="0024c43d"/>
    </style:style>
    <style:style style:name="T26" style:family="text">
      <style:text-properties officeooo:rsid="0026283e"/>
    </style:style>
    <style:style style:name="T27" style:family="text">
      <style:text-properties officeooo:rsid="002a3059"/>
    </style:style>
    <style:style style:name="T28" style:family="text">
      <style:text-properties style:font-name="Arial" fo:font-size="13pt" fo:font-style="italic" fo:font-weight="bold" officeooo:rsid="0017c011" style:font-size-asian="13pt" style:font-style-asian="italic" style:font-weight-asian="bold" style:font-size-complex="13pt" style:font-style-complex="italic" style:font-weight-complex="bold"/>
    </style:style>
    <style:style style:name="T29" style:family="text">
      <style:text-properties officeooo:rsid="002c1234"/>
    </style:style>
    <style:style style:name="T30" style:family="text">
      <style:text-properties officeooo:rsid="002ceca2"/>
    </style:style>
    <style:style style:name="T31" style:family="text">
      <style:text-properties officeooo:rsid="002eae68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2eae68"/>
    </style:style>
    <style:style style:name="T34" style:family="text">
      <style:text-properties style:text-position="sub 58%" officeooo:rsid="002f10a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37" style:family="text"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gr1" style:family="graphic">
      <style:graphic-properties draw:stroke="none" svg:stroke-color="#000000" draw:fill="none" draw:fill-color="#ffffff" fo:min-height="4.7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tes <text:span text:style-name="T34">( V 0.0.1)</text:span></text:p>
      <text:p text:style-name="P2"/>
      <text:p text:style-name="P7"/>
      <text:p text:style-name="P8"><text:tab/>Bem vindo à documentação do projeto <text:span text:style-name="T1">Lattes</text:span>, um módulo chamado<text:span text:style-name="T1"> </text:span><text:span text:style-name="T6">Lyrical</text:span><text:span text:style-name="T1"> </text:span>construído visando facilitar estatísticos, qu<text:span text:style-name="T9">í</text:span>micos analíticos, economistas, biólogos e similares profissionais de ci<text:span text:style-name="T9">ê</text:span>ncias analíticas a conciliarem as antigas ferramentas estatísticas com <text:span text:style-name="T9">as</text:span><text:span text:style-name="T8"> mais modernas tecnologias </text:span><text:span text:style-name="T9">de </text:span><text:span text:style-name="T2">aprendizado profundo </text:span><text:span text:style-name="T8">e </text:span><text:span text:style-name="T2">aprendizado de máquina </text:span><text:span text:style-name="T22">em </text:span><text:span text:style-name="T3">python</text:span><text:span text:style-name="T8">. O projeto é constitu</text:span><text:span text:style-name="T9">í</text:span><text:span text:style-name="T8">do por ferramentas comuns como determinação de intervalos de confiança, algarismos sig</text:span><text:span text:style-name="T9">n</text:span><text:span text:style-name="T8">i</text:span><text:span text:style-name="T9">fi</text:span><text:span text:style-name="T8">cat</text:span><text:span text:style-name="T9">i</text:span><text:span text:style-name="T8">vos, </text:span><text:span text:style-name="T26">range,</text:span><text:span text:style-name="T7"> </text:span><text:span text:style-name="T6">etc</text:span><text:span text:style-name="T2"> </text:span><text:span text:style-name="T8">utilizando exclusivamente </text:span><text:span text:style-name="T2">dataframes </text:span><text:span text:style-name="T8">pandas em </text:span><text:span text:style-name="T9">P</text:span><text:span text:style-name="T8">ython.</text:span></text:p>
      <text:p text:style-name="P8"/>
      <text:p text:style-name="P17"/>
      <text:p text:style-name="P17"/>
      <text:p text:style-name="P4">ARGUMENTOS IMPORTANTES:</text:p>
      <text:p text:style-name="P18"/>
      <text:p text:style-name="P18">(<text:span text:style-name="T1">figures)</text:span><text:tab/><text:span text:style-name="T23">O argumento opcional </text:span><text:span text:style-name="T24">figures</text:span><text:span text:style-name="T23"> (utilizado em diversas funções) se acionado, o método irá retornar a resposta com a mesma quantidade de de algarismos significativos do número com a menor quantidade de A.S </text:span></text:p>
      <text:p text:style-name="P21"/>
      <text:p text:style-name="P3">(<text:span text:style-name="T1">column)<text:tab/></text:span><text:span text:style-name="T10">Todos os argumentos </text:span><text:span text:style-name="T11">column</text:span><text:span text:style-name="T10"> deverão ser <text:s/>uma coluna </text:span><text:span text:style-name="T12">1xN</text:span><text:span text:style-name="T10"> do tipo pandas</text:span></text:p>
      <text:p text:style-name="P21"/>
      <text:p text:style-name="P21"/>
      <text:p text:style-name="P5">FUNÇÕES:</text:p>
      <text:p text:style-name="P6"/>
      <text:p text:style-name="P17"/>
      <text:p text:style-name="P11">def Digits(number):</text:p>
      <text:p text:style-name="P9"/>
      <text:p text:style-name="P9"><text:tab/>Retorna a quantidade de digitos que um numbero (<text:span text:style-name="T1">number) </text:span>tem. Caso a variável n<text:span text:style-name="T1">umber</text:span> não for um número, o programa gerará o seguinte erro:</text:p>
      <text:p text:style-name="P9"/>
      <text:p text:style-name="P16"><text:span text:style-name="T1">“number</text:span> is not a number”</text:p>
      <text:p text:style-name="P10"/>
      <text:p text:style-name="P13"/>
      <text:p text:style-name="P11"><text:span text:style-name="T31">I</text:span>sNumerical(column):</text:p>
      <text:p text:style-name="P14"/>
      <text:p text:style-name="P13"><text:span text:style-name="T18"><text:tab/>Checa se todas os elementos da coluna </text:span><text:span text:style-name="T19">column</text:span><text:span text:style-name="T18"> são numéricos, gerando erro caso a resposta sega negativa. Usando extensivamente pelo próprio módulo.</text:span></text:p>
      <text:p text:style-name="P14"/>
      <text:p text:style-name="P16">“The column contains non numerical values”</text:p>
      <text:p text:style-name="P44"><text:span text:style-name="T35"/></text:p>
      <text:p text:style-name="P44"><text:span text:style-name="T35">Range(column):</text:span></text:p>
      <text:p text:style-name="P12"/>
      <text:p text:style-name="P15"><text:tab/>Retorna o alcance da coluna (maior valor – menor valor).</text:p>
      <text:p text:style-name="P19"/>
      <text:p text:style-name="P24">SignificantFigures(number, n):</text:p>
      <text:p text:style-name="P20"/>
      <text:p text:style-name="P20"><text:tab/><text:span text:style-name="T14">Retorna o numero </text:span><text:span text:style-name="T21">number </text:span><text:span text:style-name="T14">com a quantidade exata de </text:span><text:span text:style-name="T21">n</text:span><text:span text:style-name="T14"> algarismos significativos</text:span></text:p>
      <text:p text:style-name="P22"/>
      <text:p text:style-name="P22"/>
      <text:p text:style-name="P22"/>
      <text:p text:style-name="P22"><text:soft-page-break/><text:span text:style-name="T28">Median(column, figures = False):</text:span></text:p>
      <text:p text:style-name="P22"/>
      <text:p text:style-name="P22"><text:tab/><text:span text:style-name="T27">Retorna um numero </text:span><text:span text:style-name="T5">int </text:span><text:span text:style-name="T27">da mediana aritim</text:span><text:span text:style-name="T31">ét</text:span><text:span text:style-name="T27">ica </text:span><text:span text:style-name="T31">da coluna.</text:span></text:p>
      <text:p text:style-name="P25"/>
      <text:p text:style-name="P25"><text:span text:style-name="T29">SmallestNumber</text:span>(column):</text:p>
      <text:p text:style-name="P22"/>
      <text:p text:style-name="P20"><text:span text:style-name="T14"><text:tab/>Retorna a menor quantidade de algarismos significativos entre todos os elementos da coluna </text:span><text:span text:style-name="T21">colum</text:span><text:span text:style-name="T14">n. Usado extensivamente para determinar a quantidade de algarismos significativos em operações de multiplicação e divisão entre diferentes <text:s/>A.S</text:span></text:p>
      <text:p text:style-name="P22"/>
      <text:p text:style-name="P25">Average(dataframe, figures (opcional) = False):</text:p>
      <text:p text:style-name="P23"/>
      <text:p text:style-name="P34"><text:tab/><text:span text:style-name="T20">Retorna a média entre todos os elementos da coluna column.</text:span></text:p>
      <text:p text:style-name="P38">Se figures = True, o valor será arrendondado utilizando a mesma quantidade de algarismos significativos que o número que tem a menor quantidade de A.S</text:p>
      <text:p text:style-name="P38"/>
      <text:p text:style-name="P38"/>
      <text:p text:style-name="P26">PopulationStandardDeviation(column, figures = <text:span text:style-name="T31">False</text:span>):</text:p>
      <text:p text:style-name="P32"/>
      <text:p text:style-name="P32"><text:tab/>Retorna o desvio padrão da amostra considerando N (graus de liberdade) igual ao tamanho da coluna.</text:p>
      <text:p text:style-name="P25"/>
      <text:p text:style-name="P25">ConfidenceInterval(column, p = 95, string = False, figures = False):</text:p>
      <text:p text:style-name="P28"/>
      <text:p text:style-name="P29"><text:tab/>Considerando que:</text:p>
      <text:p text:style-name="P29">IC = x (média populacional) +- C (constante)</text:p>
      <text:p text:style-name="P29"/>
      <text:p text:style-name="P29">A função retorna a constante C.</text:p>
      <text:p text:style-name="P29"/>
      <text:p text:style-name="P29"><text:tab/><text:span text:style-name="T1">P </text:span>é a variável que representa a a probabilidade procurada de e<text:span text:style-name="T30">n</text:span>contrar o intervalo de confiança. Ainda que <text:span text:style-name="T1">p</text:span> pode ser do tipo float, apenas os seus valores inteiros serão considerados.</text:p>
      <text:p text:style-name="P29"><text:tab/>Caso <text:span text:style-name="T1">string</text:span> seja ativada, <text:span text:style-name="T25">o método retornara uma variavel do tipo string constituída de “X (média populacional da coluna) <text:s/>+- C”.</text:span></text:p>
      <text:p text:style-name="P29"/>
      <text:p text:style-name="P27"><text:span text:style-name="T30">V</text:span>ariance(column, figures = False):</text:p>
      <text:p text:style-name="P30"><text:tab/></text:p>
      <text:p text:style-name="P30"><text:tab/>Retorna a variância entre os elementos da coluna <text:span text:style-name="T1">column.</text:span></text:p>
      <text:p text:style-name="P33"/>
      <text:p text:style-name="P27">StandardDeviation(column, figures = False):</text:p>
      <text:p text:style-name="P31"><text:span text:style-name="T4"/></text:p>
      <text:p text:style-name="P31"><text:span text:style-name="T4"><text:tab/>Desvio padrão da amostra. Sendo que o grau de liberdade é igual ao tamanho da coluna menos 1</text:span></text:p>
      <text:p text:style-name="P33"><text:tab/></text:p>
      <text:p text:style-name="P27">ZScore(column, x,u = 0, std_deviation = 0, figures = False):</text:p>
      <text:p text:style-name="P33"/>
      <text:p text:style-name="P33"><text:tab/><text:span text:style-name="T31">Retorna </text:span><text:span text:style-name="T15">o Z-score no ponto X da coluna </text:span><text:span text:style-name="T31">column</text:span><text:span text:style-name="T15">. Se </text:span><text:span text:style-name="T33">u </text:span><text:span text:style-name="T16">e </text:span><text:span text:style-name="T33">std_deviation</text:span><text:span text:style-name="T16"> permaneceram igual a zero, os valores serão calculados manualmente pelo algorítimo.</text:span></text:p>
      <text:p text:style-name="P33"><text:span text:style-name="T16"/></text:p>
      <text:p text:style-name="P27"><text:span text:style-name="T32">RelativeStandardError(column, figures = False):</text:span></text:p>
      <text:p text:style-name="P36"><text:span text:style-name="T16"/></text:p>
      <text:p text:style-name="P36"><text:span text:style-name="T16"><text:tab/>Retorna o erro relativo da função. </text:span></text:p>
      <text:p text:style-name="P41"><text:soft-page-break/>ViariationCoefficient(column, figures):</text:p>
      <text:p text:style-name="P36"><text:span text:style-name="T16"/></text:p>
      <text:p text:style-name="P36"><text:span text:style-name="T16"><text:tab/></text:span><text:span text:style-name="T17">Retorna o coeficiente de variação em porcentagem. </text:span></text:p>
      <text:p text:style-name="P36"><text:span text:style-name="T16"/></text:p>
      <text:p text:style-name="P36"><text:span text:style-name="T16"/></text:p>
      <text:p text:style-name="P33"><text:span text:style-name="T16"/></text:p>
      <text:p text:style-name="P30"><text:tab/></text:p>
      <text:p text:style-name="P42"><text:span text:style-name="T13"/></text:p>
      <text:p text:style-name="P42"><text:span text:style-name="T13"/></text:p>
      <text:p text:style-name="P42"><text:span text:style-name="T13"/></text:p>
      <text:p text:style-name="P43"><draw:frame text:anchor-type="paragraph" draw:z-index="0" draw:name="Forma1_0" draw:style-name="gr1" draw:text-style-name="P46" svg:width="7.802cm" svg:height="5.804cm" svg:x="13.526cm" svg:y="11.15cm"><draw:text-box><text:p text:style-name="P45"><text:span text:style-name="T36">Lattes </text:span><text:span text:style-name="T37">é um projeto pequeno construído por alunos de graduação em química Perguntas, apresentação de bugs ou sugestões podem ser realizadas enviando um e-mail para :</text:span></text:p><text:p text:style-name="P45"><text:span text:style-name="T37"/></text:p><text:p text:style-name="P45"><text:span text:style-name="T37"><text:a xlink:href="mailto:marcos_paulino31@tutanota.com" xlink:type="simple">marcos_paulino31@tutanota.com</text:a></text:span></text:p><text:p text:style-name="P45"><text:span text:style-name="T37"><text:a xlink:href="mailto:marcos.roberto31@uel.br" xlink:type="simple">marcos.roberto31@uel.br</text:a></text:span></text:p><text:p text:style-name="P45"><text:span text:style-name="T37"/></text:p><text:p text:style-name="P45"><text:span text:style-name="T37">Agradecemos por terem lido nossa documentação, e por terem tomado conhecimento de nosso trabalho.</text:span></text:p><text:p text:style-name="P45"><text:span text:style-name="T37"/></text:p><text:p text:style-name="P45"><text:span text:style-name="T37"/></text:p></draw:text-box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4:26:19.445256088</meta:creation-date>
    <dc:date>2023-01-21T12:06:42.737421619</dc:date>
    <meta:editing-duration>PT1H15M43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3" meta:paragraph-count="45" meta:word-count="477" meta:character-count="3292" meta:non-whitespace-character-count="2828"/>
  </office:meta>
</office:document-meta>
</file>